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3" style:family="paragraph" style:parent-style-name="Standard" style:master-page-name="Standard">
      <style:paragraph-properties fo:text-align="justify" style:justify-single-word="false" style:page-number="auto"/>
      <style:text-properties style:font-name="Consolas" fo:font-size="14pt" fo:language="es" fo:country="ES" fo:font-weight="bold" style:font-size-asian="14pt" style:font-weight-asian="bold" style:font-size-complex="14pt"/>
    </style:style>
    <style:style style:name="P4"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5" style:family="paragraph" style:parent-style-name="Standard">
      <style:paragraph-properties fo:text-align="justify" style:justify-single-word="false"/>
      <style:text-properties style:font-name="Consolas" fo:font-size="14pt" fo:language="es" fo:country="ES" fo:font-weight="bold" style:font-size-asian="14pt" style:font-weight-asian="bold" style:font-size-complex="14pt"/>
    </style:style>
    <style:style style:name="T1" style:family="text">
      <style:text-properties style:font-name="Consolas" fo:font-size="14pt" fo:language="es" fo:country="ES"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ercise 1.</text:p>
      <text:p text:style-name="P2">Create a file called "greeting.js". </text:p>
      <text:p text:style-name="P1"><text:span text:style-name="T1">Take a look in the Node API at the "os" module (</text:span><text:a xlink:type="simple" xlink:href="https://nodejs.org/api/" text:style-name="Internet_20_link" text:visited-style-name="Visited_20_Internet_20_Link">https://nodejs.org/api/</text:a><text:span text:style-name="T1">), and specifically to the userInfo method. Use it to make a program that greets the user who has accessed the operating system. For example, if the user is "manuela", it should say "Hello manuela". Run the program in the terminal to check its correct operation.</text:span></text:p>
      <text:p text:style-name="P2">HELP: the userInfo method returns an object with various properties of the user who has accessed. To obtain the username, we must access the username property.</text:p>
      <text:p text:style-name="P2">HELP: the console.log method supports an indefinite number of parameters, and concatenates them one after another with a space. Thus, these two lines are equivalent:</text:p>
      <text:p text:style-name="P2">console.log ("Hello" + name);</text:p>
      <text:p text:style-name="P2">console.log ("Hello", name);</text:p>
      <text:p text:style-name="P2"/>
      <text:p text:style-name="P5">Exercise 2.</text:p>
      <text:p text:style-name="P2">To carry out this exercise, we will base ourselves on exercise 2 of the point of the previous unit, where we managed the people of a vector by means of methods that inserted or deleted data from it, and returned a promise with the result.</text:p>
      <text:p text:style-name="P2">Make a copy of the folder where you did the aforementioned exercise.What we are going to do in this exercise is divide the code into two files:</text:p>
      <text:p text:style-name="P1"><text:span text:style-name="T1">• A file called "people.js" where we will define the two methods that are responsible for adding </text:span><text:soft-page-break/><text:span text:style-name="T1">and deleting people from the vector. Remember to export these methods with module.exports to be able to use them from outside. You will also need to pass the vector of people as a parameter, since this vector will be in a separate file and will not be directly accessible.</text:span></text:p>
      <text:p text:style-name="P2">• A file called "index.js" where we will include the previous module. In this file we will define the vector of people as it was originally, and the main program, which will use the previous module to insert or delete some test people in the vector.</text:p>
      <text:p text:style-name="P2">Run the program to verify that the dependencies to the module are set correctly, and the data is inserted and removed from the vector successfully.</text:p>
      <text:p text:style-name="P2"/>
      <text:p text:style-name="P5">Exercise 3.</text:p>
      <text:p text:style-name="P2">Create a folder and using the npm init command seen before create a node project. Leave the default values ​​that the wizard gives you, and put your name as the author.</text:p>
      <text:p text:style-name="P1"><text:span text:style-name="T1">Then install the "lodash" package as explained in a previous example, and consult its documentation (</text:span><text:a xlink:type="simple" xlink:href="https://lodash.com/docs/" text:style-name="Internet_20_link" text:visited-style-name="Visited_20_Internet_20_Link">https://lodash.com/docs/</text:a><text:span text:style-name="T1">), to make a program in an "index.js" file that, given a vector of people's names, displays them on the screen separated by commas.</text:span></text:p>
      <text:p text:style-name="P2">You must define the array of names by hand within the code. For example, for the array ["Nacho", "Ana", "Mario", "Laura"], the output of the program should be:</text:p>
      <text:p text:style-name="P2">Nacho, Ana, Mario, Laura</text:p>
      <text:p text:style-name="P2"><text:soft-page-break/>NOTE: check the join method in the "lodash" documentation, it can be very useful for this exercise.</text:p>
      <text:p text:style-name="P2"/>
      <text:p text:style-name="P5">Exercise 4.</text:p>
      <text:p text:style-name="P2">Create a folder in your workspace. Inside, create a "package.json" file with the corresponding npm init command seen earlier. Leave the default values ​​that the wizard gives you, and put your name as the author.</text:p>
      <text:p text:style-name="P1"><text:span text:style-name="T1">Install the package "moment", a library for managing dates and times whose documentation can be consulted </text:span><text:a xlink:type="simple" xlink:href="https://www.npmjs.com/package/moment" text:style-name="Internet_20_link" text:visited-style-name="Visited_20_Internet_20_Link">https://www.npmjs.com/package/moment</text:a><text:span text:style-name="T1">. Define a main program in an "index.js" file that includes this library:</text:span></text:p>
      <text:p text:style-name="P2">const moment = require ('moment');</text:p>
      <text:p text:style-name="P2">Once included, do the following:</text:p>
      <text:p text:style-name="P2">• Saves the current date and time in a variable. You can do this with:</text:p>
      <text:p text:style-name="P2">let now = moment ();</text:p>
      <text:p text:style-name="P2">• Defines a date before the current one. You can specify the date format in a text string, followed by the date pattern. For example:</text:p>
      <text:p text:style-name="P2">let before = moment ("10/07/2015", "DD / MM / YYYY");</text:p>
      <text:p text:style-name="P2">• It also defines a date after the current one. You can use the same nomenclature as for the previous date, but with a later one.</text:p>
      <text:p text:style-name="P2">• Prints by console how many years have passed from the old date to the current one. To calculate this data, the duration method can be useful:</text:p>
      <text:p text:style-name="P2"><text:soft-page-break/>moment.duration (newdate.diff (olddate)). years ()</text:p>
      <text:p text:style-name="P2">• Get by console, in a similar way, how many years and months are left to reach the future date from the current one.</text:p>
      <text:p text:style-name="P2">• Now shows by console if the old date is, indeed, before the current one. For this you can use the isBefore method (or isAfter, depending on how you compare them):</text:p>
      <text:p text:style-name="P2">if (olddate.isBefore (recentdate)) ...</text:p>
      <text:p text:style-name="P2">if (recentdate.isAfter (olddate)) ...</text:p>
      <text:p text:style-name="P2">• Finally, create a date that is exactly one month from now. To do this, use the add method, adding a month to the current date. Get this date on the screen, formatted as DD / MM / YYYY. Use the format method for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style:font-name="Calibri" fo:font-size="11pt" fo:language="ca" fo:country="ES" style:font-name-asian="SimSun" style:font-size-asian="11pt" style:language-asian="ca" style:country-asian="E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ca" fo:country="ES" style:font-name-asian="SimSun" style:font-size-asian="11pt" style:language-asian="ca" style:country-asian="E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7</meta:editing-cycles>
    <meta:creation-date>2020-03-28T20:35:00</meta:creation-date>
    <dc:date>2020-11-29T16:34:15.17</dc:date>
    <meta:editing-duration>PT23S</meta:editing-duration>
    <meta:generator>LibreOffice/6.0.7.3$Linux_X86_64 LibreOffice_project/00m0$Build-3</meta:generator>
    <meta:document-statistic meta:table-count="0" meta:image-count="0" meta:object-count="0" meta:page-count="4" meta:paragraph-count="36" meta:word-count="751" meta:character-count="4311" meta:non-whitespace-character-count="359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